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tête ailleurs, Edward écoutait d'une oreille distraite la conversation que ses compagnons étaient en train d'avoir à propos d'un professeur de leur université. Le garçon se demandait un peu ce qu'il faisait là, entouré de gens qu'il n'appréciait pas particulièrement -y avait-il seulement quelqu'un qu'il appréciait dans son entourage durant cette période ?- au milieu d'un endroit qu'il n'affectionnait que moyennement. Il avait rejoint la fac il y avait de cela quelques mois seulement, et s'il avait rencontré un certain nombre de gens, aucun d'entre eux n'avait suffisamment attiré son attention pour qu'il prenne le temps de le connaître un peu mieux. D'un autre côté, ce n'était pas non plus comme s'il avait énormément cherché. Toujours handicapé par sa maladie, Edward passait le plus clair de son temps dans les locaux de l'université à rêvasser de choses et d'autres sans vraiment s'occuper de ce qui se passait autour de lui. </text:p>
      <text:p text:style-name="Standard"/>
      <text:p text:style-name="Standard">Qui étaient donc ces gens, me demanderez-vous ? Tout simplement des étudiants d'un des groupes de TD du garçon. L'une des filles du groupe venait d'atteindre la majorité et elle avait décidé de fêter ça dans un des bars du centre-ville, conviant plus ou moins toute la classe. D'abord plutôt réticent -les pubs n'étant pas vraiment sa tasse de thé-, Edward avait finalement accepté plus ou moins volontairement l'invitation de l'organisatrice, qui avait d'ailleurs étrangement insisté pour qu'il vienne, étant donné qu'ils s'étaient peut-être parlé une ou deux fois grand maximum depuis le début de l'année, en lui répondant distraitement alors qu'il pensait tout à fait à autre chose. </text:p>
      <text:p text:style-name="Standard"/>
      <text:p text:style-name="Standard">C'était ainsi que le jeune homme s'était retrouvé d'abord sur le chemin du Machin Pub, entouré d'étudiants dont il ne connaissait même pas le nom pour la plupart, puis sur la banquette d'un carré à l'intérieur dudit bar, à devoir subir les éclats de rire forcés et les blagues graveleuses. Car évidemment, circonstance oblige, le petit groupe avait prévu de se la coller sec, histoire de fête dign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9T17:55:24.98</meta:creation-date>
    <dc:date>2017-02-19T19:29:14.07</dc:date>
    <dc:creator>Théo </dc:creator>
    <meta:editing-duration>PT36M22S</meta:editing-duration>
    <meta:editing-cycles>68</meta:editing-cycles>
    <meta:generator>OpenOffice/4.1.1$Win32 OpenOffice.org_project/411m6$Build-9775</meta:generator>
    <meta:document-statistic meta:table-count="0" meta:image-count="0" meta:object-count="0" meta:page-count="1" meta:paragraph-count="3" meta:word-count="328" meta:character-count="2028"/>
  </office:meta>
</office:document-meta>
</file>